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6.1409in" svg:y="0in">
            <draw:object draw:notify-on-update-of-ranges="Sheet1.D2:Sheet1.D10 Sheet1.C2:Sheet1.C10 Sheet1.D2:Sheet1.D10 Sheet1.F2:Sheet1.F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Area</text:p>
          </table:table-cell>
          <table:table-cell table:number-columns-repeated="2"/>
        </table:table-row>
        <table:table-row table:style-name="ro1">
          <table:table-cell office:value-type="float" office:value="276.433" calcext:value-type="float">
            <text:p>276.433</text:p>
          </table:table-cell>
          <table:table-cell office:value-type="float" office:value="554" calcext:value-type="float">
            <text:p>554</text:p>
          </table:table-cell>
          <table:table-cell office:value-type="float" office:value="60" calcext:value-type="float">
            <text:p>60</text:p>
          </table:table-cell>
          <table:table-cell table:formula="of:=PRODUCT([.A2:.B2])" office:value-type="float" office:value="153143.882" calcext:value-type="float">
            <text:p>153143.882</text:p>
          </table:table-cell>
          <table:table-cell table:formula="of:=PRODUCT( 500;1/26000;[.D2])" office:value-type="float" office:value="2945.07465384615" calcext:value-type="float">
            <text:p>2945.0746538462</text:p>
          </table:table-cell>
          <table:table-cell table:formula="of:=SUM(PRODUCT(27.33;LN([.D2:.D10]));-262)" office:value-type="float" office:value="64.2965093639035" calcext:value-type="float">
            <text:p>64.2965093639</text:p>
          </table:table-cell>
        </table:table-row>
        <table:table-row table:style-name="ro1">
          <table:table-cell office:value-type="float" office:value="552.883" calcext:value-type="float">
            <text:p>552.883</text:p>
          </table:table-cell>
          <table:table-cell office:value-type="float" office:value="1108" calcext:value-type="float">
            <text:p>1108</text:p>
          </table:table-cell>
          <table:table-cell office:value-type="float" office:value="95" calcext:value-type="float">
            <text:p>95</text:p>
          </table:table-cell>
          <table:table-cell table:formula="of:=PRODUCT([.A3:.B3])" office:value-type="float" office:value="612594.364" calcext:value-type="float">
            <text:p>612594.364</text:p>
          </table:table-cell>
          <table:table-cell table:formula="of:=PRODUCT( 500;1/26000;[.D3])" office:value-type="float" office:value="11780.6608461539" calcext:value-type="float">
            <text:p>11780.6608461539</text:p>
          </table:table-cell>
          <table:table-cell table:formula="of:=SUM(PRODUCT(27.33;LN([.D3:.D11]));-262)" office:value-type="float" office:value="102.184774606772" calcext:value-type="float">
            <text:p>102.1847746068</text:p>
          </table:table-cell>
        </table:table-row>
        <table:table-row table:style-name="ro1">
          <table:table-cell office:value-type="float" office:value="138.217" calcext:value-type="float">
            <text:p>138.217</text:p>
          </table:table-cell>
          <table:table-cell office:value-type="float" office:value="277" calcext:value-type="float">
            <text:p>277</text:p>
          </table:table-cell>
          <table:table-cell office:value-type="float" office:value="20" calcext:value-type="float">
            <text:p>20</text:p>
          </table:table-cell>
          <table:table-cell table:formula="of:=PRODUCT([.A4:.B4])" office:value-type="float" office:value="38286.109" calcext:value-type="float">
            <text:p>38286.109</text:p>
          </table:table-cell>
          <table:table-cell table:formula="of:=PRODUCT( 500;1/26000;[.D4])" office:value-type="float" office:value="736.271326923077" calcext:value-type="float">
            <text:p>736.2713269231</text:p>
          </table:table-cell>
          <table:table-cell table:formula="of:=SUM(PRODUCT(27.33;LN([.D4:.D12]));-262)" office:value-type="float" office:value="26.4091833409511" calcext:value-type="float">
            <text:p>26.409183341</text:p>
          </table:table-cell>
        </table:table-row>
        <table:table-row table:style-name="ro1">
          <table:table-cell office:value-type="float" office:value="414.667" calcext:value-type="float">
            <text:p>414.667</text:p>
          </table:table-cell>
          <table:table-cell office:value-type="float" office:value="831" calcext:value-type="float">
            <text:p>831</text:p>
          </table:table-cell>
          <table:table-cell office:value-type="float" office:value="90" calcext:value-type="float">
            <text:p>90</text:p>
          </table:table-cell>
          <table:table-cell table:formula="of:=PRODUCT([.A5:.B5])" office:value-type="float" office:value="344588.277" calcext:value-type="float">
            <text:p>344588.277</text:p>
          </table:table-cell>
          <table:table-cell table:formula="of:=PRODUCT( 500;1/26000;[.D5])" office:value-type="float" office:value="6626.69763461539" calcext:value-type="float">
            <text:p>6626.6976346154</text:p>
          </table:table-cell>
          <table:table-cell table:formula="of:=SUM(PRODUCT(27.33;LN([.D5:.D13]));-262)" office:value-type="float" office:value="86.4603855928096" calcext:value-type="float">
            <text:p>86.4603855928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00000" calcext:value-type="float">
            <text:p>100000</text:p>
          </table:table-cell>
          <table:table-cell table:formula="of:=PRODUCT( 500;1/26000;[.D6])" office:value-type="float" office:value="1923.07692307692" calcext:value-type="float">
            <text:p>1923.0769230769</text:p>
          </table:table-cell>
          <table:table-cell table:formula="of:=SUM(PRODUCT(27.33;LN([.D6:.D14]));-262)" office:value-type="float" office:value="52.6482529576363" calcext:value-type="float">
            <text:p>52.6482529576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00000" calcext:value-type="float">
            <text:p>200000</text:p>
          </table:table-cell>
          <table:table-cell table:formula="of:=PRODUCT( 500;1/26000;[.D7])" office:value-type="float" office:value="3846.15384615385" calcext:value-type="float">
            <text:p>3846.1538461539</text:p>
          </table:table-cell>
          <table:table-cell table:formula="of:=SUM(PRODUCT(27.33;LN([.D7:.D15]));-262)" office:value-type="float" office:value="71.5919654023396" calcext:value-type="float">
            <text:p>71.5919654023</text:p>
          </table:table-cell>
        </table:table-row>
        <table:table-row table:style-name="ro1">
          <table:table-cell table:number-columns-repeated="2"/>
          <table:table-cell table:style-name="ce1" office:value-type="float" office:value="85" calcext:value-type="float">
            <text:p>85</text:p>
          </table:table-cell>
          <table:table-cell office:value-type="float" office:value="250000" calcext:value-type="float">
            <text:p>250000</text:p>
          </table:table-cell>
          <table:table-cell table:formula="of:=PRODUCT( 500;1/26000;[.D8])" office:value-type="float" office:value="4807.69230769231" calcext:value-type="float">
            <text:p>4807.6923076923</text:p>
          </table:table-cell>
          <table:table-cell table:formula="of:=SUM(PRODUCT(27.33;LN([.D8:.D16]));-262)" office:value-type="float" office:value="77.6904786597569" calcext:value-type="float">
            <text:p>77.6904786598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400000" calcext:value-type="float">
            <text:p>400000</text:p>
          </table:table-cell>
          <table:table-cell table:formula="of:=PRODUCT( 500;1/26000;[.D9])" office:value-type="float" office:value="7692.30769230769" calcext:value-type="float">
            <text:p>7692.3076923077</text:p>
          </table:table-cell>
          <table:table-cell table:formula="of:=SUM(PRODUCT(27.33;LN([.D9:.D17]));-262)" office:value-type="float" office:value="90.535677847043" calcext:value-type="float">
            <text:p>90.535677847</text:p>
          </table:table-cell>
        </table:table-row>
        <table:table-row table:style-name="ro1">
          <table:table-cell table:number-columns-repeated="2"/>
          <table:table-cell table:style-name="ce1" office:value-type="float" office:value="90" calcext:value-type="float">
            <text:p>90</text:p>
          </table:table-cell>
          <table:table-cell office:value-type="float" office:value="500000" calcext:value-type="float">
            <text:p>500000</text:p>
          </table:table-cell>
          <table:table-cell table:formula="of:=PRODUCT( 500;1/26000;[.D10])" office:value-type="float" office:value="9615.38461538462" calcext:value-type="float">
            <text:p>9615.3846153846</text:p>
          </table:table-cell>
          <table:table-cell table:formula="of:=SUM(PRODUCT(27.33;LN([.D10:.D18]));-262)" office:value-type="float" office:value="96.6341911044603" calcext:value-type="float">
            <text:p>96.63419110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8">00/00/0000</text:date>, <text:time style:data-style-name="N2" text:time-value="14:12:23.086513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7T18:27:11.554372430</meta:creation-date>
    <dc:date>2014-06-08T14:18:35.958310467</dc:date>
    <meta:editing-duration>PT3H36M10S</meta:editing-duration>
    <meta:editing-cycles>9</meta:editing-cycles>
    <meta:generator>LibreOffice/4.2.4.2$Linux_X86_64 LibreOffice_project/420m0$Build-2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 2" chart:style-name="ch1">
        <chart:plot-area chart:style-name="ch2" table:cell-range-address="Sheet1.C2:Sheet1.D10 Sheet1.F2:Sheet1.F10" svg:x="1.331cm" svg:y="0.855cm" svg:width="14.029cm" svg:height="6.984cm">
          <chartooo:coordinate-region svg:x="2.138cm" svg:y="1.054cm" svg:width="12.665cm" svg:height="6.138cm"/>
          <chart:axis chart:dimension="x" chart:name="primary-x" chart:style-name="ch3">
            <chart:title svg:x="7.005cm" svg:y="8.019cm" chart:style-name="ch4">
              <text:p>Image Area (px^2)</text:p>
            </chart:title>
          </chart:axis>
          <chart:axis chart:dimension="y" chart:name="primary-y" chart:style-name="ch3">
            <chart:title svg:x="0.451cm" svg:y="5.687cm" chart:style-name="ch5">
              <text:p>Image Quality (%)</text:p>
            </chart:title>
            <chart:grid chart:style-name="ch6" chart:class="major"/>
          </chart:axis>
          <chart:series chart:style-name="ch7" chart:values-cell-range-address="Sheet1.C2:Sheet1.C10" chart:class="chart:scatter">
            <chart:domain table:cell-range-address="Sheet1.D2:Sheet1.D10"/>
            <chart:data-point chart:repeated="9"/>
          </chart:series>
          <chart:series chart:style-name="ch8" chart:values-cell-range-address="Sheet1.F2:Sheet1.F10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3143.882">
                <text:p>153143.882</text:p>
                <draw:g>
                  <svg:desc>Sheet1.D2:Sheet1.D10</svg:desc>
                </draw:g>
              </table:table-cell>
              <table:table-cell office:value-type="float" office:value="60">
                <text:p>60</text:p>
                <draw:g>
                  <svg:desc>Sheet1.C2:Sheet1.C10</svg:desc>
                </draw:g>
              </table:table-cell>
              <table:table-cell office:value-type="float" office:value="64.2965093639035">
                <text:p>64.2965093639035</text:p>
                <draw:g>
                  <svg:desc>Sheet1.F2:Sheet1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2594.364">
                <text:p>612594.364</text:p>
              </table:table-cell>
              <table:table-cell office:value-type="float" office:value="95">
                <text:p>95</text:p>
              </table:table-cell>
              <table:table-cell office:value-type="float" office:value="102.184774606772">
                <text:p>102.184774606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286.109">
                <text:p>38286.109</text:p>
              </table:table-cell>
              <table:table-cell office:value-type="float" office:value="20">
                <text:p>20</text:p>
              </table:table-cell>
              <table:table-cell office:value-type="float" office:value="26.4091833409511">
                <text:p>26.40918334095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4588.277">
                <text:p>344588.277</text:p>
              </table:table-cell>
              <table:table-cell office:value-type="float" office:value="90">
                <text:p>90</text:p>
              </table:table-cell>
              <table:table-cell office:value-type="float" office:value="86.4603855928096">
                <text:p>86.4603855928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55">
                <text:p>55</text:p>
              </table:table-cell>
              <table:table-cell office:value-type="float" office:value="52.6482529576363">
                <text:p>52.64825295763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">
                <text:p>200000</text:p>
              </table:table-cell>
              <table:table-cell office:value-type="float" office:value="75">
                <text:p>75</text:p>
              </table:table-cell>
              <table:table-cell office:value-type="float" office:value="71.5919654023396">
                <text:p>71.59196540233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00">
                <text:p>250000</text:p>
              </table:table-cell>
              <table:table-cell office:value-type="float" office:value="85">
                <text:p>85</text:p>
              </table:table-cell>
              <table:table-cell office:value-type="float" office:value="77.6904786597569">
                <text:p>77.69047865975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0">
                <text:p>400000</text:p>
              </table:table-cell>
              <table:table-cell office:value-type="float" office:value="90">
                <text:p>90</text:p>
              </table:table-cell>
              <table:table-cell office:value-type="float" office:value="90.535677847043">
                <text:p>90.5356778470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">
                <text:p>500000</text:p>
              </table:table-cell>
              <table:table-cell office:value-type="float" office:value="90">
                <text:p>90</text:p>
              </table:table-cell>
              <table:table-cell office:value-type="float" office:value="96.6341911044603">
                <text:p>96.63419110446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